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>
      <style:text-properties style:use-window-font-color="true" style:text-outline="false" style:text-line-through-style="none" style:text-line-through-type="none" style:font-name="DejaVu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5">
      <style:text-properties style:use-window-font-color="true" style:text-outline="false" style:text-line-through-style="none" style:text-line-through-type="none" style:font-name="DejaVu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5"/>
    <style:style style:name="ce8" style:family="table-cell" style:parent-style-name="Default" style:data-style-name="N126"/>
    <style:style style:name="ce9" style:family="table-cell" style:parent-style-name="Default" style:data-style-name="N124"/>
    <style:style style:name="ce5" style:family="table-cell" style:parent-style-name="Default" style:data-style-name="N123"/>
    <style:style style:name="ce11" style:family="table-cell" style:parent-style-name="Default" style:data-style-name="N122"/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 style:data-style-name="N123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6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Linear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.23150632" calcext:value-type="float">
            <text:p>2.315063E-01</text:p>
          </table:table-cell>
          <table:table-cell table:number-columns-repeated="2"/>
          <table:table-cell table:style-name="ce5" office:value-type="float" office:value="0.18004587" calcext:value-type="float">
            <text:p>1.80046E-01</text:p>
          </table:table-cell>
          <table:table-cell table:number-columns-repeated="2"/>
          <table:table-cell table:style-name="ce5" office:value-type="float" office:value="0.0026806483" calcext:value-type="float">
            <text:p>2.68065E-03</text:p>
          </table:table-cell>
          <table:table-cell table:number-columns-repeated="2"/>
          <table:table-cell table:style-name="ce7" office:value-type="float" office:value="0.0078233951" calcext:value-type="float">
            <text:p>7.8233951E-03</text:p>
          </table:table-cell>
          <table:table-cell table:number-columns-repeated="2"/>
          <table:table-cell table:style-name="ce9" office:value-type="float" office:value="0.00034197031" calcext:value-type="float">
            <text:p>3.419703E-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.20314994" calcext:value-type="float">
            <text:p>2.031499E-01</text:p>
          </table:table-cell>
          <table:table-cell table:formula="of:=LOG([.C4]/[.C5];2)" office:value-type="float" office:value="0.188506640362653" calcext:value-type="float">
            <text:p>0.188506640362653</text:p>
          </table:table-cell>
          <table:table-cell/>
          <table:table-cell table:style-name="ce5" office:value-type="float" office:value="0.19119744" calcext:value-type="float">
            <text:p>1.91197E-01</text:p>
          </table:table-cell>
          <table:table-cell table:formula="of:=LOG([.F4]/[.F5];2)" office:value-type="float" office:value="-0.086698700265556" calcext:value-type="float">
            <text:p>-0.086698700265556</text:p>
          </table:table-cell>
          <table:table-cell/>
          <table:table-cell table:style-name="ce5" office:value-type="float" office:value="0.00007615317" calcext:value-type="float">
            <text:p>7.61532E-05</text:p>
          </table:table-cell>
          <table:table-cell table:formula="of:=LOG([.I4]/[.I5];2)" office:value-type="float" office:value="5.13753404799198" calcext:value-type="float">
            <text:p>5.13753404799198</text:p>
          </table:table-cell>
          <table:table-cell/>
          <table:table-cell table:style-name="ce7" office:value-type="float" office:value="0.00029946935" calcext:value-type="float">
            <text:p>2.9946935E-04</text:p>
          </table:table-cell>
          <table:table-cell table:formula="of:=LOG([.L4]/[.L5];2)" office:value-type="float" office:value="4.70731456716786" calcext:value-type="float">
            <text:p>4.70731456716786</text:p>
          </table:table-cell>
          <table:table-cell/>
          <table:table-cell table:style-name="ce9" office:value-type="float" office:value="0.0000084824955" calcext:value-type="float">
            <text:p>8.482496E-06</text:p>
          </table:table-cell>
          <table:table-cell table:formula="of:=LOG([.O4]/[.O5];2)" office:value-type="float" office:value="5.33323850537804" calcext:value-type="float">
            <text:p>5.33323850537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0.20727903" calcext:value-type="float">
            <text:p>2.0727903E-01</text:p>
          </table:table-cell>
          <table:table-cell table:formula="of:=LOG([.C5]/[.C6];2)" office:value-type="float" office:value="-0.0290292308205885" calcext:value-type="float">
            <text:p>-0.029029230820589</text:p>
          </table:table-cell>
          <table:table-cell/>
          <table:table-cell table:style-name="ce5" office:value-type="float" office:value="0.19642926" calcext:value-type="float">
            <text:p>1.96429E-01</text:p>
          </table:table-cell>
          <table:table-cell table:formula="of:=LOG([.F5]/[.F6];2)" office:value-type="float" office:value="-0.0389466419896923" calcext:value-type="float">
            <text:p>-0.038946641989692</text:p>
          </table:table-cell>
          <table:table-cell/>
          <table:table-cell table:style-name="ce5" office:value-type="float" office:value="0.0000035928851" calcext:value-type="float">
            <text:p>3.59289E-06</text:p>
          </table:table-cell>
          <table:table-cell table:formula="of:=LOG([.I5]/[.I6];2)" office:value-type="float" office:value="4.40568938850847" calcext:value-type="float">
            <text:p>4.40568938850847</text:p>
          </table:table-cell>
          <table:table-cell/>
          <table:table-cell table:style-name="ce7" office:value-type="float" office:value="0.0000080741997" calcext:value-type="float">
            <text:p>8.0741997E-06</text:p>
          </table:table-cell>
          <table:table-cell table:formula="of:=LOG([.L5]/[.L6];2)" office:value-type="float" office:value="5.21294527423885" calcext:value-type="float">
            <text:p>5.21294527423885</text:p>
          </table:table-cell>
          <table:table-cell/>
          <table:table-cell table:style-name="ce9" office:value-type="float" office:value="0.00000011257566" calcext:value-type="float">
            <text:p>1.125757E-07</text:p>
          </table:table-cell>
          <table:table-cell table:formula="of:=LOG([.O5]/[.O6];2)" office:value-type="float" office:value="6.23552191864086" calcext:value-type="float">
            <text:p>6.235521918640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0.20354108" calcext:value-type="float">
            <text:p>2.0354108E-01</text:p>
          </table:table-cell>
          <table:table-cell table:formula="of:=LOG([.C6]/[.C7];2)" office:value-type="float" office:value="0.0262541712076075" calcext:value-type="float">
            <text:p>0.026254171207608</text:p>
          </table:table-cell>
          <table:table-cell/>
          <table:table-cell table:style-name="ce5" office:value-type="float" office:value="0.19867956" calcext:value-type="float">
            <text:p>1.98680E-01</text:p>
          </table:table-cell>
          <table:table-cell table:formula="of:=LOG([.F6]/[.F7];2)" office:value-type="float" office:value="-0.0164336081079739" calcext:value-type="float">
            <text:p>-0.016433608107974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 office:value-type="float" office:value="0.20407454" calcext:value-type="float">
            <text:p>2.0407454E-01</text:p>
          </table:table-cell>
          <table:table-cell table:formula="of:=LOG([.C7]/[.C8];2)" office:value-type="float" office:value="-0.0037762072803304" calcext:value-type="float">
            <text:p>-0.00377620728033</text:p>
          </table:table-cell>
          <table:table-cell/>
          <table:table-cell table:style-name="ce5" office:value-type="float" office:value="0.20048984" calcext:value-type="float">
            <text:p>2.00490E-01</text:p>
          </table:table-cell>
          <table:table-cell table:formula="of:=LOG([.F7]/[.F8];2)" office:value-type="float" office:value="-0.0130856718170933" calcext:value-type="float">
            <text:p>-0.013085671817093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1" office:value-type="float" office:value="0.204582" calcext:value-type="float">
            <text:p>2.045820E-01</text:p>
          </table:table-cell>
          <table:table-cell table:formula="of:=LOG([.C8]/[.C9];2)" office:value-type="float" office:value="-0.00358301081762419" calcext:value-type="float">
            <text:p>-0.003583010817624</text:p>
          </table:table-cell>
          <table:table-cell/>
          <table:table-cell table:style-name="ce5" office:value-type="float" office:value="0.20154892" calcext:value-type="float">
            <text:p>2.01549E-01</text:p>
          </table:table-cell>
          <table:table-cell table:formula="of:=LOG([.F8]/[.F9];2)" office:value-type="float" office:value="-0.00760092384237783" calcext:value-type="float">
            <text:p>-0.007600923842378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1"/>
          <table:table-cell table:number-columns-repeated="10"/>
          <table:table-cell table:style-name="ce15" office:value-type="string" calcext:value-type="string" table:number-columns-spanned="8" table:number-rows-spanned="1">
            <text:p>With Refinement</text:p>
          </table:table-cell>
          <table:covered-table-cell/>
          <table:covered-table-cell table:number-columns-repeated="6" table:style-name="ce16"/>
        </table:table-row>
        <table:table-row table:style-name="ro1">
          <table:table-cell table:number-columns-repeated="2"/>
          <table:table-cell office:value-type="string" calcext:value-type="string">
            <text:p>EC </text:p>
          </table:table-cell>
          <table:table-cell table:number-columns-repeated="7"/>
          <table:table-cell office:value-type="string" calcext:value-type="string">
            <text:p>EC</text:p>
          </table:table-cell>
          <table:table-cell table:number-columns-repeated="2"/>
          <table:table-cell table:style-name="ce16" office:value-type="string" calcext:value-type="string">
            <text:p>EC</text:p>
          </table:table-cell>
          <table:table-cell/>
          <table:table-cell table:style-name="ce16"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0.11975527" calcext:value-type="float">
            <text:p>1.1975527E-01</text:p>
          </table:table-cell>
          <table:table-cell table:number-columns-repeated="4"/>
          <table:table-cell office:value-type="string" calcext:value-type="string">
            <text:p>StDG</text:p>
          </table:table-cell>
          <table:table-cell office:value-type="string" calcext:value-type="string">
            <text:p>N=4</text:p>
          </table:table-cell>
          <table:table-cell/>
          <table:table-cell table:number-columns-repeated="2" office:value-type="string" calcext:value-type="string">
            <text:p>N=3</text:p>
          </table:table-cell>
          <table:table-cell/>
          <table:table-cell table:style-name="ce16" office:value-type="string" calcext:value-type="string">
            <text:p>N=4</text:p>
          </table:table-cell>
          <table:table-cell office:value-type="string" calcext:value-type="string">
            <text:p>N=4</text:p>
          </table:table-cell>
          <table:table-cell table:style-name="ce16"/>
          <table:table-cell table:style-name="ce16" office:value-type="string" calcext:value-type="string">
            <text:p>N=5</text:p>
          </table:table-cell>
          <table:table-cell table:style-name="ce16" table:number-columns-repeated="2"/>
          <table:table-cell table:style-name="ce16" office:value-type="string" calcext:value-type="string">
            <text:p>N=6</text:p>
          </table:table-cell>
          <table:table-cell table:style-name="ce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0.010869301" calcext:value-type="float">
            <text:p>1.0869301E-02</text:p>
          </table:table-cell>
          <table:table-cell table:formula="of:=LOG([.C12]/[.C13];2)" office:value-type="float" office:value="3.46175807582074" calcext:value-type="float">
            <text:p>3.461758075820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float" office:value="0.0071076033" calcext:value-type="float">
            <text:p>7.10760E-03</text:p>
          </table:table-cell>
          <table:table-cell table:number-columns-repeated="2"/>
          <table:table-cell table:style-name="ce11" office:value-type="float" office:value="0.075285122" calcext:value-type="float">
            <text:p>7.5285E-02</text:p>
          </table:table-cell>
          <table:table-cell table:number-columns-repeated="2"/>
          <table:table-cell table:style-name="ce17" office:value-type="float" office:value="0.019061728" calcext:value-type="float">
            <text:p>1.90617E-02</text:p>
          </table:table-cell>
          <table:table-cell/>
          <table:table-cell table:style-name="ce16"/>
          <table:table-cell table:style-name="ce17" office:value-type="float" office:value="0.0033780591" calcext:value-type="float">
            <text:p>3.37806E-03</text:p>
          </table:table-cell>
          <table:table-cell table:style-name="ce16" table:number-columns-repeated="2"/>
          <table:table-cell table:style-name="ce17" office:value-type="float" office:value="0.0010288141" calcext:value-type="float">
            <text:p>1.02881E-03</text:p>
          </table:table-cell>
          <table:table-cell table:style-name="ce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8" office:value-type="float" office:value="0.0016052317" calcext:value-type="float">
            <text:p>1.60523170E-03</text:p>
          </table:table-cell>
          <table:table-cell table:formula="of:=LOG([.C13]/[.C14];2)" office:value-type="float" office:value="2.75940570739816" calcext:value-type="float">
            <text:p>2.759405707398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5" office:value-type="float" office:value="0.00019985548" calcext:value-type="float">
            <text:p>1.99855E-04</text:p>
          </table:table-cell>
          <table:table-cell table:formula="of:=LOG([.H13]/[.H14];2)" office:value-type="float" office:value="5.15233412495556" calcext:value-type="float">
            <text:p>5.15233412495556</text:p>
          </table:table-cell>
          <table:table-cell/>
          <table:table-cell table:style-name="ce5" office:value-type="float" office:value="0.0086759865" calcext:value-type="float">
            <text:p>8.67599E-03</text:p>
          </table:table-cell>
          <table:table-cell table:formula="of:=LOG([.K13]/[.K14];2)" office:value-type="float" office:value="3.11726507145295" calcext:value-type="float">
            <text:p>3.11726507145295</text:p>
          </table:table-cell>
          <table:table-cell/>
          <table:table-cell table:style-name="ce17" office:value-type="float" office:value="0.00065027145" calcext:value-type="float">
            <text:p>6.50271E-04</text:p>
          </table:table-cell>
          <table:table-cell table:formula="of:=LOG([.N13]/[.N14];2)" office:value-type="float" office:value="4.8734930153548" calcext:value-type="float">
            <text:p>4.8734930153548</text:p>
          </table:table-cell>
          <table:table-cell table:style-name="ce16"/>
          <table:table-cell table:style-name="ce17" office:value-type="float" office:value="0.00006521335" calcext:value-type="float">
            <text:p>6.52134E-05</text:p>
          </table:table-cell>
          <table:table-cell table:style-name="ce16" table:formula="of:=LOG([.Q13]/[.Q14];2)" office:value-type="float" office:value="5.69488342578398" calcext:value-type="float">
            <text:p>5.69488342578398</text:p>
          </table:table-cell>
          <table:table-cell table:style-name="ce16"/>
          <table:table-cell table:style-name="ce17" office:value-type="float" office:value="0.000010496573" calcext:value-type="float">
            <text:p>1.04966E-05</text:p>
          </table:table-cell>
          <table:table-cell table:style-name="ce16" table:formula="of:=LOG([.T13]/[.T14];2)" office:value-type="float" office:value="6.61492012711632" calcext:value-type="float">
            <text:p>6.6149201271163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8" office:value-type="float" office:value="0.00018197086" calcext:value-type="float">
            <text:p>1.81970860E-04</text:p>
          </table:table-cell>
          <table:table-cell table:formula="of:=LOG([.C14]/[.C15];2)" office:value-type="float" office:value="3.14100220445132" calcext:value-type="float">
            <text:p>3.141002204451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52388099" calcext:value-type="float">
            <text:p>5.23881E-06</text:p>
          </table:table-cell>
          <table:table-cell table:formula="of:=LOG([.H14]/[.H15];2)" office:value-type="float" office:value="5.2535742094313" calcext:value-type="float">
            <text:p>5.2535742094313</text:p>
          </table:table-cell>
          <table:table-cell/>
          <table:table-cell table:style-name="ce5" office:value-type="float" office:value="0.00085914839" calcext:value-type="float">
            <text:p>8.59148E-04</text:p>
          </table:table-cell>
          <table:table-cell table:formula="of:=LOG([.K14]/[.K15];2)" office:value-type="float" office:value="3.33604857140894" calcext:value-type="float">
            <text:p>3.33604857140894</text:p>
          </table:table-cell>
          <table:table-cell/>
          <table:table-cell table:style-name="ce17" office:value-type="float" office:value="0.000011654863" calcext:value-type="float">
            <text:p>1.16549E-05</text:p>
          </table:table-cell>
          <table:table-cell table:formula="of:=LOG([.N14]/[.N15];2)" office:value-type="float" office:value="5.80203813285594" calcext:value-type="float">
            <text:p>5.80203813285594</text:p>
          </table:table-cell>
          <table:table-cell table:style-name="ce16"/>
          <table:table-cell table:style-name="ce17" office:value-type="float" office:value="0.0000016556858" calcext:value-type="float">
            <text:p>1.65569E-06</text:p>
          </table:table-cell>
          <table:table-cell table:style-name="ce16" table:formula="of:=LOG([.Q14]/[.Q15];2)" office:value-type="float" office:value="5.29966650942045" calcext:value-type="float">
            <text:p>5.29966650942045</text:p>
          </table:table-cell>
          <table:table-cell table:style-name="ce16"/>
          <table:table-cell table:style-name="ce17" office:value-type="float" office:value="0.000000087758454" calcext:value-type="float">
            <text:p>8.77585E-08</text:p>
          </table:table-cell>
          <table:table-cell table:style-name="ce16" table:formula="of:=LOG([.T14]/[.T15];2)" office:value-type="float" office:value="6.90216455683886" calcext:value-type="float">
            <text:p>6.9021645568388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0.0000026579952" calcext:value-type="float">
            <text:p>2.657995E-06</text:p>
          </table:table-cell>
          <table:table-cell table:formula="of:=LOG([.C15]/[.C16];2)" office:value-type="float" office:value="6.09722513266702" calcext:value-type="float">
            <text:p>6.097225132667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5" office:value-type="float" office:value="0.0000001119734" calcext:value-type="float">
            <text:p>1.11973E-07</text:p>
          </table:table-cell>
          <table:table-cell table:formula="of:=LOG([.H15]/[.H16];2)" office:value-type="float" office:value="5.54801115544482" calcext:value-type="float">
            <text:p>5.54801115544482</text:p>
          </table:table-cell>
          <table:table-cell/>
          <table:table-cell table:style-name="ce11" office:value-type="float" office:value="0.000098708024" calcext:value-type="float">
            <text:p>9.8708E-05</text:p>
          </table:table-cell>
          <table:table-cell table:formula="of:=LOG([.K15]/[.K16];2)" office:value-type="float" office:value="3.12166806002682" calcext:value-type="float">
            <text:p>3.12166806002682</text:p>
          </table:table-cell>
          <table:table-cell/>
          <table:table-cell table:style-name="ce17" office:value-type="float" office:value="0.00000030570382" calcext:value-type="float">
            <text:p>3.05704E-07</text:p>
          </table:table-cell>
          <table:table-cell table:formula="of:=LOG([.N15]/[.N16];2)" office:value-type="float" office:value="5.25265365592064" calcext:value-type="float">
            <text:p>5.25265365592064</text:p>
          </table:table-cell>
          <table:table-cell table:style-name="ce16"/>
          <table:table-cell table:style-name="ce17" office:value-type="float" office:value="0.000000046099167" calcext:value-type="float">
            <text:p>4.60992E-08</text:p>
          </table:table-cell>
          <table:table-cell table:style-name="ce16" table:formula="of:=LOG([.Q15]/[.Q16];2)" office:value-type="float" office:value="5.16654442614315" calcext:value-type="float">
            <text:p>5.16654442614315</text:p>
          </table:table-cell>
          <table:table-cell table:style-name="ce16"/>
          <table:table-cell table:style-name="ce17" office:value-type="float" office:value="0.00000000022497005" calcext:value-type="float">
            <text:p>2.24970E-10</text:p>
          </table:table-cell>
          <table:table-cell table:style-name="ce16" table:formula="of:=LOG([.T15]/[.T16];2)" office:value-type="float" office:value="8.60766135052993" calcext:value-type="float">
            <text:p>8.6076613505299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style-name="ce11" office:value-type="float" office:value="0.0000000032604452" calcext:value-type="float">
            <text:p>3.2604E-09</text:p>
          </table:table-cell>
          <table:table-cell table:formula="of:=LOG([.H16]/[.H17];2)" office:value-type="float" office:value="5.10194326947846" calcext:value-type="float">
            <text:p>5.10194326947846</text:p>
          </table:table-cell>
          <table:table-cell/>
          <table:table-cell table:style-name="ce11" office:value-type="float" office:value="0.000011618426" calcext:value-type="float">
            <text:p>1.1618E-05</text:p>
          </table:table-cell>
          <table:table-cell table:formula="of:=LOG([.K16]/[.K17];2)" office:value-type="float" office:value="3.08675273284265" calcext:value-type="float">
            <text:p>3.08675273284265</text:p>
          </table:table-cell>
          <table:table-cell/>
          <table:table-cell table:style-name="ce17" office:value-type="float" office:value="0.00000013858731" calcext:value-type="float">
            <text:p>1.38587E-07</text:p>
          </table:table-cell>
          <table:table-cell table:formula="of:=LOG([.N16]/[.N17];2)" office:value-type="float" office:value="1.14133941938296" calcext:value-type="float">
            <text:p>1.14133941938296</text:p>
          </table:table-cell>
          <table:table-cell table:style-name="ce16"/>
          <table:table-cell table:style-name="ce17" office:value-type="float" office:value="0.0000000014434799" calcext:value-type="float">
            <text:p>1.44348E-09</text:p>
          </table:table-cell>
          <table:table-cell table:style-name="ce16" table:formula="of:=LOG([.Q16]/[.Q17];2)" office:value-type="float" office:value="4.99711775800935" calcext:value-type="float">
            <text:p>4.99711775800935</text:p>
          </table:table-cell>
          <table:table-cell table:style-name="ce16"/>
          <table:table-cell table:style-name="ce17" office:value-type="float" office:value="0.0000000000029064035" calcext:value-type="float">
            <text:p>2.90640E-12</text:p>
          </table:table-cell>
          <table:table-cell table:style-name="ce16" table:formula="of:=LOG([.T16]/[.T17];2)" office:value-type="float" office:value="6.27435413148026" calcext:value-type="float">
            <text:p>6.27435413148026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number-columns-repeated="6"/>
          <table:table-cell table:style-name="ce16"/>
          <table:table-cell/>
          <table:table-cell table:style-name="ce16" table:number-columns-repeated="6"/>
        </table:table-row>
        <table:table-row table:style-name="ro1">
          <table:table-cell table:number-columns-repeated="3"/>
          <table:table-cell table:formula="of:=AVERAGE([.D13:.D16])" office:value-type="float" office:value="3.86484778008431" calcext:value-type="float">
            <text:p>3.86484778008431</text:p>
          </table:table-cell>
          <table:table-cell table:number-columns-repeated="7"/>
          <table:table-cell table:formula="of:=AVERAGE([.L13:.L17])" office:value-type="float" office:value="3.16543360893284" calcext:value-type="float">
            <text:p>3.16543360893284</text:p>
          </table:table-cell>
          <table:table-cell/>
          <table:table-cell table:style-name="ce16" office:value-type="string" calcext:value-type="string">
            <text:p>AVG</text:p>
          </table:table-cell>
          <table:table-cell table:formula="of:=AVERAGE([.O13:.O17])" office:value-type="float" office:value="4.26738105587859" calcext:value-type="float">
            <text:p>4.26738105587859</text:p>
          </table:table-cell>
          <table:table-cell table:style-name="ce16"/>
          <table:table-cell table:style-name="ce16" office:value-type="string" calcext:value-type="string">
            <text:p>AVG</text:p>
          </table:table-cell>
          <table:table-cell table:style-name="ce16" table:formula="of:=AVERAGE([.R13:.R17])" office:value-type="float" office:value="5.28955302983923" calcext:value-type="float">
            <text:p>5.28955302983923</text:p>
          </table:table-cell>
          <table:table-cell table:style-name="ce16"/>
          <table:table-cell table:style-name="ce16" office:value-type="string" calcext:value-type="string">
            <text:p>AVG</text:p>
          </table:table-cell>
          <table:table-cell table:style-name="ce16" table:formula="of:=AVERAGE([.U13:.U17])" office:value-type="float" office:value="7.09977504149134" calcext:value-type="float">
            <text:p>7.09977504149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6:16:08.282768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4:33:03.773253519</meta:creation-date>
    <dc:date>2020-02-20T17:41:47.227762937</dc:date>
    <meta:editing-duration>P13DT1H43M21S</meta:editing-duration>
    <meta:editing-cycles>15</meta:editing-cycles>
    <meta:generator>LibreOffice/6.0.7.3$Linux_X86_64 LibreOffice_project/00m0$Build-3</meta:generator>
    <meta:document-statistic meta:table-count="1" meta:cell-count="131" meta:object-count="0"/>
  </office:meta>
</office:document-meta>
</file>